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4.673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4.262cm"/>
    </style:style>
    <style:style style:name="co6" style:family="table-column">
      <style:table-column-properties fo:break-before="auto" style:column-width="7.054cm"/>
    </style:style>
    <style:style style:name="co7" style:family="table-column">
      <style:table-column-properties fo:break-before="auto" style:column-width="3.482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9.968cm"/>
    </style:style>
    <style:style style:name="co10" style:family="table-column">
      <style:table-column-properties fo:break-before="auto" style:column-width="5.085cm"/>
    </style:style>
    <style:style style:name="co11" style:family="table-column">
      <style:table-column-properties fo:break-before="auto" style:column-width="2.667cm"/>
    </style:style>
    <style:style style:name="ro1" style:family="table-row">
      <style:table-row-properties style:row-height="0.727cm" fo:break-before="auto" style:use-optimal-row-height="false"/>
    </style:style>
    <style:style style:name="ro2" style:family="table-row">
      <style:table-row-properties style:row-height="0.769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fo:font-weight="bold" style:font-weight-asian="bold" style:font-weight-complex="bold"/>
    </style:style>
    <style:style style:name="ce5" style:family="table-cell" style:parent-style-name="Excel_20_Built-in_20_Normal_20_1" style:data-style-name="N8100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9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0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Excel_20_Built-in_20_Currency">
      <style:table-cell-properties fo:background-color="#ff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15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6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 style:data-style-name="N813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8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_20_1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ERCI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1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>
            <text:p>ID UTENTE</text:p>
          </table:table-cell>
          <table:table-cell table:style-name="ce5" office:value-type="string">
            <text:p>NUMERO CARTA</text:p>
          </table:table-cell>
          <table:table-cell table:style-name="ce1" office:value-type="string">
            <text:p>ID TRANSIZIONE</text:p>
          </table:table-cell>
          <table:table-cell table:style-name="ce11" office:value-type="string" office:string-value="IMPORTO (€)">
            <text:p>IMPORTO (€) </text:p>
          </table:table-cell>
          <table:table-cell table:style-name="ce1" office:value-type="string">
            <text:p>DATA/ORA</text:p>
          </table:table-cell>
          <table:table-cell table:style-name="ce1" office:value-type="string">
            <text:p>OPERAZIONE</text:p>
          </table:table-cell>
          <table:table-cell table:style-name="ce1" office:value-type="string">
            <text:p>AGENZIA</text:p>
          </table:table-cell>
          <table:table-cell table:style-name="ce1" office:value-type="string">
            <text:p>LUOGO</text:p>
          </table:table-cell>
          <table:table-cell table:style-name="ce1" office:value-type="string">
            <text:p>ANOMALIA per IMPORTO</text:p>
          </table:table-cell>
          <table:table-cell table:style-name="ce1" office:value-type="string">
            <text:p>ANOMALIA per DUPLICA</text:p>
          </table:table-cell>
          <table:table-cell table:style-name="ce21" table:number-columns-repeated="3"/>
          <table:table-cell table:number-columns-repeated="1011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table:style-name="ce12" office:value-type="currency" office:currency="EUR" office:value="4401.8">
            <text:p>€ 4.401,80</text:p>
          </table:table-cell>
          <table:table-cell table:style-name="ce16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UniCredit</text:p>
          </table:table-cell>
          <table:table-cell office:value-type="string">
            <text:p>Atene</text:p>
          </table:table-cell>
          <table:table-cell table:formula="of:=IF(ABS([.D2]-AVERAGE([.$D$2:.$D$26]))&gt;STDEV([.$D$2:.D$26]);1;0)" office:value-type="float" office:value="0">
            <text:p>0</text:p>
          </table:table-cell>
          <table:table-cell office:value-type="string">
            <text:p><text:s text:c="2"/>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table:style-name="ce12" office:value-type="currency" office:currency="EUR" office:value="3831.66">
            <text:p>€ 3.831,66</text:p>
          </table:table-cell>
          <table:table-cell table:style-name="ce16" office:value-type="date" office:date-value="2025-01-31T03:40:00">
            <text:p>2025-01-31 03.40.00</text:p>
          </table:table-cell>
          <table:table-cell office:value-type="string">
            <text:p>Acquisto Online</text:p>
          </table:table-cell>
          <table:table-cell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3]-AVERAGE([.$D$2:.$D$26]))&gt;STDEV([.$D$2:.D$26]);1;0)" office:value-type="float" office:value="0">
            <text:p>0</text:p>
          </table:table-cell>
          <table:table-cell table:formula="of:=IF(COUNTIF([.$C$2:.$C$26];[.C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table:style-name="ce12" office:value-type="currency" office:currency="EUR" office:value="3502.59">
            <text:p>€ 3.502,59</text:p>
          </table:table-cell>
          <table:table-cell table:style-name="ce16" office:value-type="date" office:date-value="2025-01-31T12:35:00">
            <text:p>2025-01-31 12.35.00</text:p>
          </table:table-cell>
          <table:table-cell office:value-type="string">
            <text:p>Bonifico</text:p>
          </table:table-cell>
          <table:table-cell office:value-type="string">
            <text:p>Intesa San Paolo</text:p>
          </table:table-cell>
          <table:table-cell office:value-type="string">
            <text:p>Washington</text:p>
          </table:table-cell>
          <table:table-cell table:formula="of:=IF(ABS([.D4]-AVERAGE([.$D$2:.$D$26]))&gt;STDEV([.$D$2:.D$26]);1;0)" office:value-type="float" office:value="0">
            <text:p>0</text:p>
          </table:table-cell>
          <table:table-cell table:formula="of:=IF(COUNTIF([.$C$2:.$C$26];[.C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table:style-name="ce12" office:value-type="currency" office:currency="EUR" office:value="3563.55">
            <text:p>€ 3.563,55</text:p>
          </table:table-cell>
          <table:table-cell table:style-name="ce16" office:value-type="date" office:date-value="2025-02-09T04:25:00">
            <text:p>2025-02-09 04.25.00</text:p>
          </table:table-cell>
          <table:table-cell office:value-type="string">
            <text:p>Acquisto POS</text:p>
          </table:table-cell>
          <table:table-cell table:style-name="ce20" office:value-type="string">
            <text:p>Banca Sella</text:p>
          </table:table-cell>
          <table:table-cell office:value-type="string">
            <text:p>Atene</text:p>
          </table:table-cell>
          <table:table-cell table:formula="of:=IF(ABS([.D5]-AVERAGE([.$D$2:.$D$26]))&gt;STDEV([.$D$2:.D$26]);1;0)" office:value-type="float" office:value="0">
            <text:p>0</text:p>
          </table:table-cell>
          <table:table-cell table:formula="of:=IF(COUNTIF([.$C$2:.$C$26];[.C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table:style-name="ce12" office:value-type="currency" office:currency="EUR" office:value="4189.56">
            <text:p>€ 4.189,56</text:p>
          </table:table-cell>
          <table:table-cell table:style-name="ce16" office:value-type="date" office:date-value="2025-02-13T04:00:00">
            <text:p>2025-02-13 04.00.00</text:p>
          </table:table-cell>
          <table:table-cell office:value-type="string">
            <text:p>Prelievo ATM</text:p>
          </table:table-cell>
          <table:table-cell table:style-name="ce20" office:value-type="string">
            <text:p>UniCredit</text:p>
          </table:table-cell>
          <table:table-cell office:value-type="string">
            <text:p>Roma</text:p>
          </table:table-cell>
          <table:table-cell table:formula="of:=IF(ABS([.D6]-AVERAGE([.$D$2:.$D$26]))&gt;STDEV([.$D$2:.D$26]);1;0)" office:value-type="float" office:value="0">
            <text:p>0</text:p>
          </table:table-cell>
          <table:table-cell table:formula="of:=IF(COUNTIF([.$C$2:.$C$26];[.C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4380.33">
            <text:p>€ 4.380,33</text:p>
          </table:table-cell>
          <table:table-cell table:style-name="ce16" office:value-type="date" office:date-value="2025-02-07T19:25:00">
            <text:p>2025-02-07 19.25.00</text:p>
          </table:table-cell>
          <table:table-cell office:value-type="string">
            <text:p>Bonifico</text:p>
          </table:table-cell>
          <table:table-cell table:style-name="ce20" office:value-type="string">
            <text:p>UniCredit</text:p>
          </table:table-cell>
          <table:table-cell office:value-type="string">
            <text:p>Roma</text:p>
          </table:table-cell>
          <table:table-cell table:formula="of:=IF(ABS([.D7]-AVERAGE([.$D$2:.$D$26]))&gt;STDEV([.$D$2:.D$26]);1;0)" office:value-type="float" office:value="0">
            <text:p>0</text:p>
          </table:table-cell>
          <table:table-cell table:formula="of:=IF(COUNTIF([.$C$2:.$C$26];[.C7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2926.35">
            <text:p>€ 2.926,35</text:p>
          </table:table-cell>
          <table:table-cell table:style-name="ce16" office:value-type="date" office:date-value="2025-01-25T16:30:00">
            <text:p>2025-01-25 16.30.00</text:p>
          </table:table-cell>
          <table:table-cell office:value-type="string">
            <text:p>Bonifico</text:p>
          </table:table-cell>
          <table:table-cell table:style-name="ce20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8]-AVERAGE([.$D$2:.$D$26]))&gt;STDEV([.$D$2:.D$26]);1;0)" office:value-type="float" office:value="0">
            <text:p>0</text:p>
          </table:table-cell>
          <table:table-cell table:formula="of:=IF(COUNTIF([.$C$2:.$C$26];[.C8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table:style-name="ce12" office:value-type="currency" office:currency="EUR" office:value="48722.1">
            <text:p>€ 48.722,10</text:p>
          </table:table-cell>
          <table:table-cell table:style-name="ce16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table:style-name="ce20" office:value-type="string">
            <text:p>UniCredit</text:p>
          </table:table-cell>
          <table:table-cell office:value-type="string">
            <text:p>Tokyo</text:p>
          </table:table-cell>
          <table:table-cell table:formula="of:=IF(ABS([.D9]-AVERAGE([.$D$2:.$D$26]))&gt;STDEV([.$D$2:.D$26]);1;0)" office:value-type="float" office:value="1">
            <text:p>1</text:p>
          </table:table-cell>
          <table:table-cell table:formula="of:=IF(COUNTIF([.$C$2:.$C$26];[.C9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table:style-name="ce12" office:value-type="currency" office:currency="EUR" office:value="9247.83">
            <text:p>€ 9.247,83</text:p>
          </table:table-cell>
          <table:table-cell table:style-name="ce16" office:value-type="date" office:date-value="2025-02-15T08:15:00">
            <text:p>2025-02-15 08.15.00</text:p>
          </table:table-cell>
          <table:table-cell office:value-type="string">
            <text:p>Acquisto POS</text:p>
          </table:table-cell>
          <table:table-cell table:style-name="ce20"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10]-AVERAGE([.$D$2:.$D$26]))&gt;STDEV([.$D$2:.D$26]);1;0)" office:value-type="float" office:value="0">
            <text:p>0</text:p>
          </table:table-cell>
          <table:table-cell table:formula="of:=IF(COUNTIF([.$C$2:.$C$26];[.C10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table:style-name="ce12" office:value-type="currency" office:currency="EUR" office:value="10814.31">
            <text:p>€ 10.814,31</text:p>
          </table:table-cell>
          <table:table-cell table:style-name="ce16" office:value-type="date" office:date-value="2025-02-12T05:10:00">
            <text:p>2025-02-12 05.10.00</text:p>
          </table:table-cell>
          <table:table-cell office:value-type="string">
            <text:p>Prelievo ATM</text:p>
          </table:table-cell>
          <table:table-cell table:style-name="ce20" office:value-type="string">
            <text:p>Intesa San Paolo</text:p>
          </table:table-cell>
          <table:table-cell office:value-type="string">
            <text:p>Londra</text:p>
          </table:table-cell>
          <table:table-cell table:formula="of:=IF(ABS([.D11]-AVERAGE([.$D$2:.$D$26]))&gt;STDEV([.$D$2:.D$26]);1;0)" office:value-type="float" office:value="0">
            <text:p>0</text:p>
          </table:table-cell>
          <table:table-cell table:formula="of:=IF(COUNTIF([.$C$2:.$C$26];[.C1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table:style-name="ce12" office:value-type="currency" office:currency="EUR" office:value="13849.71">
            <text:p>€ 13.849,71</text:p>
          </table:table-cell>
          <table:table-cell table:style-name="ce16" office:value-type="date" office:date-value="2025-02-14T21:00:00">
            <text:p>2025-02-14 21.00.00</text:p>
          </table:table-cell>
          <table:table-cell office:value-type="string">
            <text:p>Bonifico</text:p>
          </table:table-cell>
          <table:table-cell table:style-name="ce20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12]-AVERAGE([.$D$2:.$D$26]))&gt;STDEV([.$D$2:.D$26]);1;0)" office:value-type="float" office:value="0">
            <text:p>0</text:p>
          </table:table-cell>
          <table:table-cell table:formula="of:=IF(COUNTIF([.$C$2:.$C$26];[.C1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985.01">
            <text:p>€ 7.985,01</text:p>
          </table:table-cell>
          <table:table-cell table:style-name="ce16" office:value-type="date" office:date-value="2025-01-29T07:10:00">
            <text:p>2025-01-29 07.10.00</text:p>
          </table:table-cell>
          <table:table-cell office:value-type="string">
            <text:p>Bonifico</text:p>
          </table:table-cell>
          <table:table-cell table:style-name="ce20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13]-AVERAGE([.$D$2:.$D$26]))&gt;STDEV([.$D$2:.D$26]);1;0)" office:value-type="float" office:value="0">
            <text:p>0</text:p>
          </table:table-cell>
          <table:table-cell table:formula="of:=IF(COUNTIF([.$C$2:.$C$26];[.C13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063.38">
            <text:p>€ 7.063,38</text:p>
          </table:table-cell>
          <table:table-cell table:style-name="ce16" office:value-type="date" office:date-value="2025-02-16T05:15:00">
            <text:p>2025-02-16 05.15.00</text:p>
          </table:table-cell>
          <table:table-cell office:value-type="string">
            <text:p>Prelievo ATM</text:p>
          </table:table-cell>
          <table:table-cell table:style-name="ce20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4]-AVERAGE([.$D$2:.$D$26]))&gt;STDEV([.$D$2:.D$26]);1;0)" office:value-type="float" office:value="0">
            <text:p>0</text:p>
          </table:table-cell>
          <table:table-cell table:formula="of:=IF(COUNTIF([.$C$2:.$C$26];[.C14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table:style-name="ce12" office:value-type="currency" office:currency="EUR" office:value="11120.43">
            <text:p>€ 11.120,43</text:p>
          </table:table-cell>
          <table:table-cell table:style-name="ce16" office:value-type="date" office:date-value="2025-01-25T15:15:00">
            <text:p>2025-01-25 15.15.00</text:p>
          </table:table-cell>
          <table:table-cell office:value-type="string">
            <text:p>Prelievo ATM</text:p>
          </table:table-cell>
          <table:table-cell table:style-name="ce20" office:value-type="string">
            <text:p>Intesa San Paolo</text:p>
          </table:table-cell>
          <table:table-cell office:value-type="string">
            <text:p>Vienna</text:p>
          </table:table-cell>
          <table:table-cell table:formula="of:=IF(ABS([.D15]-AVERAGE([.$D$2:.$D$26]))&gt;STDEV([.$D$2:.D$26]);1;0)" office:value-type="float" office:value="0">
            <text:p>0</text:p>
          </table:table-cell>
          <table:table-cell table:formula="of:=IF(COUNTIF([.$C$2:.$C$26];[.C1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table:style-name="ce12" office:value-type="currency" office:currency="EUR" office:value="51644.25">
            <text:p>€ 51.644,25</text:p>
          </table:table-cell>
          <table:table-cell table:style-name="ce16" office:value-type="date" office:date-value="2025-01-22T04:40:00">
            <text:p>2025-01-22 04.40.00</text:p>
          </table:table-cell>
          <table:table-cell office:value-type="string">
            <text:p>Bonifico</text:p>
          </table:table-cell>
          <table:table-cell table:style-name="ce20" office:value-type="string">
            <text:p>Banca Sella</text:p>
          </table:table-cell>
          <table:table-cell office:value-type="string">
            <text:p>Atene</text:p>
          </table:table-cell>
          <table:table-cell table:formula="of:=IF(ABS([.D16]-AVERAGE([.$D$2:.$D$26]))&gt;STDEV([.$D$2:.D$26]);1;0)" office:value-type="float" office:value="1">
            <text:p>1</text:p>
          </table:table-cell>
          <table:table-cell table:formula="of:=IF(COUNTIF([.$C$2:.$C$26];[.C1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table:style-name="ce12" office:value-type="currency" office:currency="EUR" office:value="3313.95">
            <text:p>€ 3.313,95</text:p>
          </table:table-cell>
          <table:table-cell table:style-name="ce16" office:value-type="date" office:date-value="2025-02-06T04:50:17.98">
            <text:p>2025-02-06 04.50.18</text:p>
          </table:table-cell>
          <table:table-cell office:value-type="string">
            <text:p>Acquisto Online</text:p>
          </table:table-cell>
          <table:table-cell table:style-name="ce20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7]-AVERAGE([.$D$2:.$D$26]))&gt;STDEV([.$D$2:.D$26]);1;0)" office:value-type="float" office:value="0">
            <text:p>0</text:p>
          </table:table-cell>
          <table:table-cell table:formula="of:=IF(COUNTIF([.$C$2:.$C$26];[.C17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table:style-name="ce12" office:value-type="currency" office:currency="EUR" office:value="1944.06">
            <text:p>€ 1.944,06</text:p>
          </table:table-cell>
          <table:table-cell table:style-name="ce16" office:value-type="date" office:date-value="2025-01-30T15:20:00">
            <text:p>2025-01-30 15.20.00</text:p>
          </table:table-cell>
          <table:table-cell office:value-type="string">
            <text:p>Bonifico</text:p>
          </table:table-cell>
          <table:table-cell table:style-name="ce20" office:value-type="string">
            <text:p>UniCredit</text:p>
          </table:table-cell>
          <table:table-cell office:value-type="string">
            <text:p>Vienna</text:p>
          </table:table-cell>
          <table:table-cell table:formula="of:=IF(ABS([.D18]-AVERAGE([.$D$2:.$D$26]))&gt;STDEV([.$D$2:.D$26]);1;0)" office:value-type="float" office:value="0">
            <text:p>0</text:p>
          </table:table-cell>
          <table:table-cell table:formula="of:=IF(COUNTIF([.$C$2:.$C$26];[.C18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2119.32">
            <text:p>€ 2.119,32</text:p>
          </table:table-cell>
          <table:table-cell table:style-name="ce16" office:value-type="date" office:date-value="2025-02-07T19:45:00">
            <text:p>2025-02-07 19.45.00</text:p>
          </table:table-cell>
          <table:table-cell office:value-type="string">
            <text:p>Bonifico</text:p>
          </table:table-cell>
          <table:table-cell table:style-name="ce20" office:value-type="string">
            <text:p>Intesa San Paolo</text:p>
          </table:table-cell>
          <table:table-cell office:value-type="string">
            <text:p>Roma</text:p>
          </table:table-cell>
          <table:table-cell table:formula="of:=IF(ABS([.D19]-AVERAGE([.$D$2:.$D$26]))&gt;STDEV([.$D$2:.D$26]);1;0)" office:value-type="float" office:value="0">
            <text:p>0</text:p>
          </table:table-cell>
          <table:table-cell table:formula="of:=IF(COUNTIF([.$C$2:.$C$26];[.C19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14971.17">
            <text:p>€ 14.971,17</text:p>
          </table:table-cell>
          <table:table-cell table:style-name="ce16" office:value-type="date" office:date-value="2025-01-28T06:25:00">
            <text:p>2025-01-28 06.25.00</text:p>
          </table:table-cell>
          <table:table-cell office:value-type="string">
            <text:p>Acquisto POS</text:p>
          </table:table-cell>
          <table:table-cell table:style-name="ce20" office:value-type="string">
            <text:p>Banca Sella</text:p>
          </table:table-cell>
          <table:table-cell office:value-type="string">
            <text:p>Washington</text:p>
          </table:table-cell>
          <table:table-cell table:formula="of:=IF(ABS([.D20]-AVERAGE([.$D$2:.$D$26]))&gt;STDEV([.$D$2:.D$26]);1;0)" office:value-type="float" office:value="0">
            <text:p>0</text:p>
          </table:table-cell>
          <table:table-cell table:formula="of:=IF(COUNTIF([.$C$2:.$C$26];[.C20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table:style-name="ce12" office:value-type="currency" office:currency="EUR" office:value="2669.85">
            <text:p>€ 2.669,85</text:p>
          </table:table-cell>
          <table:table-cell table:style-name="ce16" office:value-type="date" office:date-value="2025-01-21T17:25:00">
            <text:p>2025-01-21 17.25.00</text:p>
          </table:table-cell>
          <table:table-cell office:value-type="string">
            <text:p>Acquisto Online</text:p>
          </table:table-cell>
          <table:table-cell table:style-name="ce20" office:value-type="string">
            <text:p>Banca Sella</text:p>
          </table:table-cell>
          <table:table-cell office:value-type="string">
            <text:p>Berlino</text:p>
          </table:table-cell>
          <table:table-cell table:formula="of:=IF(ABS([.D21]-AVERAGE([.$D$2:.$D$26]))&gt;STDEV([.$D$2:.D$26]);1;0)" office:value-type="float" office:value="0">
            <text:p>0</text:p>
          </table:table-cell>
          <table:table-cell table:formula="of:=IF(COUNTIF([.$C$2:.$C$26];[.C2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table:style-name="ce12" office:value-type="currency" office:currency="EUR" office:value="3821.72">
            <text:p>€ 3.821,72</text:p>
          </table:table-cell>
          <table:table-cell table:style-name="ce16" office:value-type="date" office:date-value="2025-02-03T21:30:00">
            <text:p>2025-02-03 21.30.00</text:p>
          </table:table-cell>
          <table:table-cell office:value-type="string">
            <text:p>Acquisto POS</text:p>
          </table:table-cell>
          <table:table-cell table:style-name="ce20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22]-AVERAGE([.$D$2:.$D$26]))&gt;STDEV([.$D$2:.D$26]);1;0)" office:value-type="float" office:value="0">
            <text:p>0</text:p>
          </table:table-cell>
          <table:table-cell table:formula="of:=IF(COUNTIF([.$C$2:.$C$26];[.C2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table:style-name="ce12" office:value-type="currency" office:currency="EUR" office:value="71068.35">
            <text:p>€ 71.068,35</text:p>
          </table:table-cell>
          <table:table-cell table:style-name="ce16" office:value-type="date" office:date-value="2025-02-04T03:20:00">
            <text:p>2025-02-04 03.20.00</text:p>
          </table:table-cell>
          <table:table-cell office:value-type="string">
            <text:p>Prelievo ATM</text:p>
          </table:table-cell>
          <table:table-cell table:style-name="ce20" office:value-type="string">
            <text:p>Intesa San Paolo</text:p>
          </table:table-cell>
          <table:table-cell office:value-type="string">
            <text:p>Parigi</text:p>
          </table:table-cell>
          <table:table-cell table:formula="of:=IF(ABS([.D23]-AVERAGE([.$D$2:.$D$26]))&gt;STDEV([.$D$2:.D$26]);1;0)" office:value-type="float" office:value="1">
            <text:p>1</text:p>
          </table:table-cell>
          <table:table-cell table:formula="of:=IF(COUNTIF([.$C$2:.$C$26];[.C2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table:style-name="ce12" office:value-type="currency" office:currency="EUR" office:value="11678.13">
            <text:p>€ 11.678,13</text:p>
          </table:table-cell>
          <table:table-cell table:style-name="ce16" office:value-type="date" office:date-value="2025-02-19T04:25:00">
            <text:p>2025-02-19 04.25.00</text:p>
          </table:table-cell>
          <table:table-cell office:value-type="string">
            <text:p>Bonifico</text:p>
          </table:table-cell>
          <table:table-cell table:style-name="ce20" office:value-type="string">
            <text:p>UniCredit</text:p>
          </table:table-cell>
          <table:table-cell office:value-type="string">
            <text:p>Washington</text:p>
          </table:table-cell>
          <table:table-cell table:formula="of:=IF(ABS([.D24]-AVERAGE([.$D$2:.$D$26]))&gt;STDEV([.$D$2:.D$26]);1;0)" office:value-type="float" office:value="0">
            <text:p>0</text:p>
          </table:table-cell>
          <table:table-cell table:formula="of:=IF(COUNTIF([.$C$2:.$C$26];[.C2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2629.2">
            <text:p>€ 2.629,20</text:p>
          </table:table-cell>
          <table:table-cell table:style-name="ce16" office:value-type="date" office:date-value="2025-01-23T14:40:00">
            <text:p>2025-01-23 14.40.00</text:p>
          </table:table-cell>
          <table:table-cell office:value-type="string">
            <text:p>Bonifico</text:p>
          </table:table-cell>
          <table:table-cell table:style-name="ce20" office:value-type="string">
            <text:p>Banca Sella</text:p>
          </table:table-cell>
          <table:table-cell office:value-type="string">
            <text:p>Roma</text:p>
          </table:table-cell>
          <table:table-cell table:formula="of:=IF(ABS([.D25]-AVERAGE([.$D$2:.$D$26]))&gt;STDEV([.$D$2:.D$26]);1;0)" office:value-type="float" office:value="0">
            <text:p>0</text:p>
          </table:table-cell>
          <table:table-cell table:formula="of:=IF(COUNTIF([.$C$2:.$C$26];[.C25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1511.04">
            <text:p>€ 1.511,04</text:p>
          </table:table-cell>
          <table:table-cell table:style-name="ce16" office:value-type="date" office:date-value="2025-02-03T21:50:00">
            <text:p>2025-02-03 21.50.00</text:p>
          </table:table-cell>
          <table:table-cell office:value-type="string">
            <text:p>Prelievo ATM</text:p>
          </table:table-cell>
          <table:table-cell table:style-name="ce20" office:value-type="string">
            <text:p>UniCredit</text:p>
          </table:table-cell>
          <table:table-cell office:value-type="string">
            <text:p>Amsterdam</text:p>
          </table:table-cell>
          <table:table-cell table:formula="of:=IF(ABS([.D26]-AVERAGE([.$D$2:.$D$26]))&gt;STDEV([.$D$2:.D$26]);1;0)" office:value-type="float" office:value="0">
            <text:p>0</text:p>
          </table:table-cell>
          <table:table-cell table:formula="of:=IF(COUNTIF([.$C$2:.$C$26];[.C26])&gt;1;1;0)" office:value-type="float" office:value="1">
            <text:p>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>
            <text:p>DATI per AGENZIA</text:p>
          </table:table-cell>
          <table:table-cell table:style-name="ce7" office:value-type="string" office:string-value="IMPORTO TOTALE (€)">
            <text:p>IMPORTO TOTALE (€) </text:p>
          </table:table-cell>
          <table:table-cell table:style-name="ce10" office:value-type="string" office:string-value="IMPORTO MEDIO (€)">
            <text:p>IMPORTO MEDIO (€) </text:p>
          </table:table-cell>
          <table:table-cell table:style-name="ce7" office:value-type="string" office:string-value="NUMERO di FRODI">
            <text:p>NUMERO di FRODI </text:p>
          </table:table-cell>
          <table:table-cell table:style-name="ce10" office:value-type="string" office:string-value="FRODE TOTALE (€)">
            <text:p>FRODE TOTALE (€) </text:p>
          </table:table-cell>
          <table:table-cell table:style-name="ce18" office:value-type="string">
            <text:p>IMPORTO TOTALE (€) <text:span text:style-name="T1">senza</text:span> FRODE</text:p>
          </table:table-cell>
          <table:table-cell/>
          <table:table-cell table:style-name="ce21" table:number-columns-repeated="4"/>
          <table:table-cell table:style-name="ce23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Banca Sella</text:p>
          </table:table-cell>
          <table:table-cell table:style-name="ce8"/>
          <table:table-cell table:style-name="ce9"/>
          <table:table-cell table:style-name="ce14"/>
          <table:table-cell table:style-name="ce17"/>
          <table:table-cell table:style-name="ce19"/>
          <table:table-cell table:number-columns-repeated="2"/>
          <table:table-cell table:style-name="ce22" table:number-columns-repeated="5"/>
          <table:table-cell table:number-columns-repeated="1011"/>
        </table:table-row>
        <table:table-row table:style-name="ro1">
          <table:table-cell table:style-name="ce4" office:value-type="string">
            <text:p>Intesa San Paolo</text:p>
          </table:table-cell>
          <table:table-cell table:style-name="ce9" table:number-columns-repeated="2"/>
          <table:table-cell table:style-name="ce15"/>
          <table:table-cell table:style-name="ce17"/>
          <table:table-cell table:style-name="ce19"/>
          <table:table-cell table:number-columns-repeated="1018"/>
        </table:table-row>
        <table:table-row table:style-name="ro1">
          <table:table-cell table:style-name="ce4" office:value-type="string">
            <text:p>UniCredit</text:p>
          </table:table-cell>
          <table:table-cell table:style-name="ce9" table:number-columns-repeated="2"/>
          <table:table-cell table:style-name="ce15"/>
          <table:table-cell table:style-name="ce17"/>
          <table:table-cell table:style-name="ce19"/>
          <table:table-cell table:number-columns-repeated="2"/>
          <table:table-cell table:style-name="ce21"/>
          <table:table-cell table:number-columns-repeated="1015"/>
        </table:table-row>
        <table:table-row table:style-name="ro1">
          <table:table-cell table:number-columns-repeated="8"/>
          <table:table-cell table:style-name="ce19"/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number:number-style style:name="N814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4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4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42" number:language="it" number:country="IT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6">26/02/2025</text:date>, <text:time>09.31.1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2-26T09:31:11.68</dc:date>
    <meta:editing-duration>PT1H1M16S</meta:editing-duration>
    <meta:editing-cycles>7</meta:editing-cycles>
    <meta:document-statistic meta:table-count="1" meta:cell-count="269" meta:object-count="0"/>
  </office:meta>
</office:document-meta>
</file>